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7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2011-12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1" office:value-type="string">
            <text:p>Grup 6, 2S, GEED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ASSIGNACIÓ PROBLEMES A ENTREGAR DE VARIABLE ALEATÒRIA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 table:number-columns-repeated="1021"/>
        </table:table-row>
        <table:table-row table:style-name="ro3">
          <table:table-cell office:value-type="string">
            <text:p>Abril Monserrat, Antoni</text:p>
          </table:table-cell>
          <table:table-cell table:formula="of:=RANDBETWEEN(1; 45)" office:value-type="float" office:value="29">
            <text:p>29</text:p>
          </table:table-cell>
          <table:table-cell table:formula="of:=RANDBETWEEN(1;45)" office:value-type="float" office:value="41">
            <text:p>41</text:p>
          </table:table-cell>
          <table:table-cell table:formula="of:=IF([.B8]=[.C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Albert Ríos, Boret</text:p>
          </table:table-cell>
          <table:table-cell table:formula="of:=RANDBETWEEN(1; 45)" office:value-type="float" office:value="3">
            <text:p>3</text:p>
          </table:table-cell>
          <table:table-cell table:formula="of:=RANDBETWEEN(1;45)" office:value-type="float" office:value="12">
            <text:p>12</text:p>
          </table:table-cell>
          <table:table-cell table:formula="of:=IF([.B9]=[.C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Amengual Llofriu, Lucas</text:p>
          </table:table-cell>
          <table:table-cell table:formula="of:=RANDBETWEEN(1; 45)" office:value-type="float" office:value="17">
            <text:p>17</text:p>
          </table:table-cell>
          <table:table-cell table:formula="of:=RANDBETWEEN(1;45)" office:value-type="float" office:value="31">
            <text:p>31</text:p>
          </table:table-cell>
          <table:table-cell table:formula="of:=IF([.B10]=[.C1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Amengual Malondra, Joan Sebastià</text:p>
          </table:table-cell>
          <table:table-cell table:formula="of:=RANDBETWEEN(1; 45)" office:value-type="float" office:value="4">
            <text:p>4</text:p>
          </table:table-cell>
          <table:table-cell table:formula="of:=RANDBETWEEN(1;45)" office:value-type="float" office:value="28">
            <text:p>28</text:p>
          </table:table-cell>
          <table:table-cell table:formula="of:=IF([.B11]=[.C1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Batle Vidal, Gabriel</text:p>
          </table:table-cell>
          <table:table-cell table:formula="of:=RANDBETWEEN(1; 45)" office:value-type="float" office:value="15">
            <text:p>15</text:p>
          </table:table-cell>
          <table:table-cell table:formula="of:=RANDBETWEEN(1;45)" office:value-type="float" office:value="19">
            <text:p>19</text:p>
          </table:table-cell>
          <table:table-cell table:formula="of:=IF([.B12]=[.C12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Cabanillas González, Sandra</text:p>
          </table:table-cell>
          <table:table-cell table:formula="of:=RANDBETWEEN(1; 45)" office:value-type="float" office:value="8">
            <text:p>8</text:p>
          </table:table-cell>
          <table:table-cell table:formula="of:=RANDBETWEEN(1;45)" office:value-type="float" office:value="30">
            <text:p>30</text:p>
          </table:table-cell>
          <table:table-cell table:formula="of:=IF([.B13]=[.C1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beza Leones, Ismael</text:p>
          </table:table-cell>
          <table:table-cell table:formula="of:=RANDBETWEEN(1; 45)" office:value-type="float" office:value="30">
            <text:p>30</text:p>
          </table:table-cell>
          <table:table-cell table:formula="of:=RANDBETWEEN(1;45)" office:value-type="float" office:value="3">
            <text:p>3</text:p>
          </table:table-cell>
          <table:table-cell table:formula="of:=IF([.B14]=[.C1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lafell Alemany, Francisco Javier</text:p>
          </table:table-cell>
          <table:table-cell table:formula="of:=RANDBETWEEN(1; 45)" office:value-type="float" office:value="29">
            <text:p>29</text:p>
          </table:table-cell>
          <table:table-cell table:formula="of:=RANDBETWEEN(1;45)" office:value-type="float" office:value="36">
            <text:p>36</text:p>
          </table:table-cell>
          <table:table-cell table:formula="of:=IF([.B15]=[.C1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rbonell Florit, Pablo</text:p>
          </table:table-cell>
          <table:table-cell table:formula="of:=RANDBETWEEN(1; 45)" office:value-type="float" office:value="22">
            <text:p>22</text:p>
          </table:table-cell>
          <table:table-cell table:formula="of:=RANDBETWEEN(1;45)" office:value-type="float" office:value="15">
            <text:p>15</text:p>
          </table:table-cell>
          <table:table-cell table:formula="of:=IF([.B16]=[.C16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Carrión Martínez, Miguel</text:p>
          </table:table-cell>
          <table:table-cell table:formula="of:=RANDBETWEEN(1; 45)" office:value-type="float" office:value="33">
            <text:p>33</text:p>
          </table:table-cell>
          <table:table-cell table:formula="of:=RANDBETWEEN(1;45)" office:value-type="float" office:value="16">
            <text:p>16</text:p>
          </table:table-cell>
          <table:table-cell table:formula="of:=IF([.B17]=[.C17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Castillo Rubio, Pedro Santiago</text:p>
          </table:table-cell>
          <table:table-cell table:formula="of:=RANDBETWEEN(1; 45)" office:value-type="float" office:value="39">
            <text:p>39</text:p>
          </table:table-cell>
          <table:table-cell table:formula="of:=RANDBETWEEN(1;45)" office:value-type="float" office:value="5">
            <text:p>5</text:p>
          </table:table-cell>
          <table:table-cell table:formula="of:=IF([.B18]=[.C1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loquell Espases, Miguel Ángel</text:p>
          </table:table-cell>
          <table:table-cell table:formula="of:=RANDBETWEEN(1; 45)" office:value-type="float" office:value="40">
            <text:p>40</text:p>
          </table:table-cell>
          <table:table-cell table:formula="of:=RANDBETWEEN(1;45)" office:value-type="float" office:value="24">
            <text:p>24</text:p>
          </table:table-cell>
          <table:table-cell table:formula="of:=IF([.B19]=[.C1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osta Algaba, Alberto</text:p>
          </table:table-cell>
          <table:table-cell table:formula="of:=RANDBETWEEN(1; 45)" office:value-type="float" office:value="32">
            <text:p>32</text:p>
          </table:table-cell>
          <table:table-cell table:formula="of:=RANDBETWEEN(1;45)" office:value-type="float" office:value="25">
            <text:p>25</text:p>
          </table:table-cell>
          <table:table-cell table:formula="of:=IF([.B20]=[.C2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De Ayarra Del Olmo, Juan Manuel</text:p>
          </table:table-cell>
          <table:table-cell table:formula="of:=RANDBETWEEN(1; 45)" office:value-type="float" office:value="19">
            <text:p>19</text:p>
          </table:table-cell>
          <table:table-cell table:formula="of:=RANDBETWEEN(1;45)" office:value-type="float" office:value="42">
            <text:p>42</text:p>
          </table:table-cell>
          <table:table-cell table:formula="of:=IF([.B21]=[.C2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de la Sierra Suau, Mario</text:p>
          </table:table-cell>
          <table:table-cell table:formula="of:=RANDBETWEEN(1; 45)" office:value-type="float" office:value="29">
            <text:p>29</text:p>
          </table:table-cell>
          <table:table-cell table:formula="of:=RANDBETWEEN(1;45)" office:value-type="float" office:value="15">
            <text:p>15</text:p>
          </table:table-cell>
          <table:table-cell table:formula="of:=IF([.B22]=[.C22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Fernández González, Rafael</text:p>
          </table:table-cell>
          <table:table-cell table:formula="of:=RANDBETWEEN(1; 45)" office:value-type="float" office:value="39">
            <text:p>39</text:p>
          </table:table-cell>
          <table:table-cell table:formula="of:=RANDBETWEEN(1;45)" office:value-type="float" office:value="31">
            <text:p>31</text:p>
          </table:table-cell>
          <table:table-cell table:formula="of:=IF([.B23]=[.C2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Fiori Sabaté, Norberto Daniel</text:p>
          </table:table-cell>
          <table:table-cell table:formula="of:=RANDBETWEEN(1; 45)" office:value-type="float" office:value="25">
            <text:p>25</text:p>
          </table:table-cell>
          <table:table-cell table:formula="of:=RANDBETWEEN(1;45)" office:value-type="float" office:value="17">
            <text:p>17</text:p>
          </table:table-cell>
          <table:table-cell table:formula="of:=IF([.B24]=[.C2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Gijón Vaquer, María José</text:p>
          </table:table-cell>
          <table:table-cell table:formula="of:=RANDBETWEEN(1; 45)" office:value-type="float" office:value="15">
            <text:p>15</text:p>
          </table:table-cell>
          <table:table-cell table:formula="of:=RANDBETWEEN(1;45)" office:value-type="float" office:value="8">
            <text:p>8</text:p>
          </table:table-cell>
          <table:table-cell table:formula="of:=IF([.B25]=[.C2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Gómez Lozano, Santiago</text:p>
          </table:table-cell>
          <table:table-cell table:formula="of:=RANDBETWEEN(1; 45)" office:value-type="float" office:value="38">
            <text:p>38</text:p>
          </table:table-cell>
          <table:table-cell table:formula="of:=RANDBETWEEN(1;45)" office:value-type="float" office:value="23">
            <text:p>23</text:p>
          </table:table-cell>
          <table:table-cell table:formula="of:=IF([.B26]=[.C2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González Ballester, José María</text:p>
          </table:table-cell>
          <table:table-cell table:formula="of:=RANDBETWEEN(1; 45)" office:value-type="float" office:value="28">
            <text:p>28</text:p>
          </table:table-cell>
          <table:table-cell table:formula="of:=RANDBETWEEN(1;45)" office:value-type="float" office:value="4">
            <text:p>4</text:p>
          </table:table-cell>
          <table:table-cell table:formula="of:=IF([.B27]=[.C2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Guerrón Escudero, César Agustín</text:p>
          </table:table-cell>
          <table:table-cell table:formula="of:=RANDBETWEEN(1; 45)" office:value-type="float" office:value="13">
            <text:p>13</text:p>
          </table:table-cell>
          <table:table-cell table:formula="of:=RANDBETWEEN(1;45)" office:value-type="float" office:value="8">
            <text:p>8</text:p>
          </table:table-cell>
          <table:table-cell table:formula="of:=IF([.B28]=[.C2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Inguanzo Morán, Ariana</text:p>
          </table:table-cell>
          <table:table-cell table:formula="of:=RANDBETWEEN(1; 45)" office:value-type="float" office:value="3">
            <text:p>3</text:p>
          </table:table-cell>
          <table:table-cell table:formula="of:=RANDBETWEEN(1;45)" office:value-type="float" office:value="13">
            <text:p>13</text:p>
          </table:table-cell>
          <table:table-cell table:formula="of:=IF([.B29]=[.C2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Jodar Roca, Jose Gustavo</text:p>
          </table:table-cell>
          <table:table-cell table:formula="of:=RANDBETWEEN(1; 45)" office:value-type="float" office:value="15">
            <text:p>15</text:p>
          </table:table-cell>
          <table:table-cell table:formula="of:=RANDBETWEEN(1;45)" office:value-type="float" office:value="9">
            <text:p>9</text:p>
          </table:table-cell>
          <table:table-cell table:formula="of:=IF([.B30]=[.C3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Kettlitz , Björn</text:p>
          </table:table-cell>
          <table:table-cell table:formula="of:=RANDBETWEEN(1; 45)" office:value-type="float" office:value="36">
            <text:p>36</text:p>
          </table:table-cell>
          <table:table-cell table:formula="of:=RANDBETWEEN(1;45)" office:value-type="float" office:value="42">
            <text:p>42</text:p>
          </table:table-cell>
          <table:table-cell table:formula="of:=IF([.B31]=[.C31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Llull Coll, Catalina</text:p>
          </table:table-cell>
          <table:table-cell table:formula="of:=RANDBETWEEN(1; 45)" office:value-type="float" office:value="6">
            <text:p>6</text:p>
          </table:table-cell>
          <table:table-cell table:formula="of:=RANDBETWEEN(1;45)" office:value-type="float" office:value="37">
            <text:p>37</text:p>
          </table:table-cell>
          <table:table-cell table:formula="of:=IF([.B32]=[.C3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López Amengual, Joan</text:p>
          </table:table-cell>
          <table:table-cell table:formula="of:=RANDBETWEEN(1; 45)" office:value-type="float" office:value="18">
            <text:p>18</text:p>
          </table:table-cell>
          <table:table-cell table:formula="of:=RANDBETWEEN(1;45)" office:value-type="float" office:value="11">
            <text:p>11</text:p>
          </table:table-cell>
          <table:table-cell table:formula="of:=IF([.B33]=[.C33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Luna Torres, Enrique</text:p>
          </table:table-cell>
          <table:table-cell table:formula="of:=RANDBETWEEN(1; 45)" office:value-type="float" office:value="32">
            <text:p>32</text:p>
          </table:table-cell>
          <table:table-cell table:formula="of:=RANDBETWEEN(1;45)" office:value-type="float" office:value="33">
            <text:p>33</text:p>
          </table:table-cell>
          <table:table-cell table:formula="of:=IF([.B34]=[.C3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artí Osorio, Alba</text:p>
          </table:table-cell>
          <table:table-cell table:formula="of:=RANDBETWEEN(1; 45)" office:value-type="float" office:value="40">
            <text:p>40</text:p>
          </table:table-cell>
          <table:table-cell table:formula="of:=RANDBETWEEN(1;45)" office:value-type="float" office:value="19">
            <text:p>19</text:p>
          </table:table-cell>
          <table:table-cell table:formula="of:=IF([.B35]=[.C3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artín Matas, Francisco Javier</text:p>
          </table:table-cell>
          <table:table-cell table:formula="of:=RANDBETWEEN(1; 45)" office:value-type="float" office:value="25">
            <text:p>25</text:p>
          </table:table-cell>
          <table:table-cell table:formula="of:=RANDBETWEEN(1;45)" office:value-type="float" office:value="24">
            <text:p>24</text:p>
          </table:table-cell>
          <table:table-cell table:formula="of:=IF([.B36]=[.C3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artínez Riera, Carlos Manuel</text:p>
          </table:table-cell>
          <table:table-cell table:formula="of:=RANDBETWEEN(1; 45)" office:value-type="float" office:value="31">
            <text:p>31</text:p>
          </table:table-cell>
          <table:table-cell table:formula="of:=RANDBETWEEN(1;45)" office:value-type="float" office:value="16">
            <text:p>16</text:p>
          </table:table-cell>
          <table:table-cell table:formula="of:=IF([.B37]=[.C37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Martínez Torrens, Carlos</text:p>
          </table:table-cell>
          <table:table-cell table:formula="of:=RANDBETWEEN(1; 45)" office:value-type="float" office:value="27">
            <text:p>27</text:p>
          </table:table-cell>
          <table:table-cell table:formula="of:=RANDBETWEEN(1;45)" office:value-type="float" office:value="36">
            <text:p>36</text:p>
          </table:table-cell>
          <table:table-cell table:formula="of:=IF([.B38]=[.C3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as Rossello, Lorenzo</text:p>
          </table:table-cell>
          <table:table-cell table:formula="of:=RANDBETWEEN(1; 45)" office:value-type="float" office:value="41">
            <text:p>41</text:p>
          </table:table-cell>
          <table:table-cell table:formula="of:=RANDBETWEEN(1;45)" office:value-type="float" office:value="38">
            <text:p>38</text:p>
          </table:table-cell>
          <table:table-cell table:formula="of:=IF([.B39]=[.C39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Navarro Rodríguez, Carlos</text:p>
          </table:table-cell>
          <table:table-cell table:formula="of:=RANDBETWEEN(1; 45)" office:value-type="float" office:value="8">
            <text:p>8</text:p>
          </table:table-cell>
          <table:table-cell table:formula="of:=RANDBETWEEN(1;45)" office:value-type="float" office:value="20">
            <text:p>20</text:p>
          </table:table-cell>
          <table:table-cell table:formula="of:=IF([.B40]=[.C4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Nolla Bordoy, José</text:p>
          </table:table-cell>
          <table:table-cell table:formula="of:=RANDBETWEEN(1; 45)" office:value-type="float" office:value="30">
            <text:p>30</text:p>
          </table:table-cell>
          <table:table-cell table:formula="of:=RANDBETWEEN(1;45)" office:value-type="float" office:value="16">
            <text:p>16</text:p>
          </table:table-cell>
          <table:table-cell table:formula="of:=IF([.B41]=[.C4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Orfila Gamundi, Álvaro</text:p>
          </table:table-cell>
          <table:table-cell table:formula="of:=RANDBETWEEN(1; 45)" office:value-type="float" office:value="22">
            <text:p>22</text:p>
          </table:table-cell>
          <table:table-cell table:formula="of:=RANDBETWEEN(1;45)" office:value-type="float" office:value="14">
            <text:p>14</text:p>
          </table:table-cell>
          <table:table-cell table:formula="of:=IF([.B42]=[.C4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Ortega Alomar, Juan</text:p>
          </table:table-cell>
          <table:table-cell table:formula="of:=RANDBETWEEN(1; 45)" office:value-type="float" office:value="45">
            <text:p>45</text:p>
          </table:table-cell>
          <table:table-cell table:formula="of:=RANDBETWEEN(1;45)" office:value-type="float" office:value="21">
            <text:p>21</text:p>
          </table:table-cell>
          <table:table-cell table:formula="of:=IF([.B43]=[.C4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ellicer Raja, Isabel</text:p>
          </table:table-cell>
          <table:table-cell table:formula="of:=RANDBETWEEN(1; 45)" office:value-type="float" office:value="10">
            <text:p>10</text:p>
          </table:table-cell>
          <table:table-cell table:formula="of:=RANDBETWEEN(1;45)" office:value-type="float" office:value="3">
            <text:p>3</text:p>
          </table:table-cell>
          <table:table-cell table:formula="of:=IF([.B44]=[.C44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Roca Ferrer, Juan</text:p>
          </table:table-cell>
          <table:table-cell table:formula="of:=RANDBETWEEN(1; 45)" office:value-type="float" office:value="2">
            <text:p>2</text:p>
          </table:table-cell>
          <table:table-cell table:formula="of:=RANDBETWEEN(1;45)" office:value-type="float" office:value="31">
            <text:p>31</text:p>
          </table:table-cell>
          <table:table-cell table:formula="of:=IF([.B45]=[.C4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oca Massanet, Jaume</text:p>
          </table:table-cell>
          <table:table-cell table:formula="of:=RANDBETWEEN(1; 45)" office:value-type="float" office:value="24">
            <text:p>24</text:p>
          </table:table-cell>
          <table:table-cell table:formula="of:=RANDBETWEEN(1;45)" office:value-type="float" office:value="39">
            <text:p>39</text:p>
          </table:table-cell>
          <table:table-cell table:formula="of:=IF([.B46]=[.C4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ódenas de Enrique, Francisco</text:p>
          </table:table-cell>
          <table:table-cell table:formula="of:=RANDBETWEEN(1; 45)" office:value-type="float" office:value="15">
            <text:p>15</text:p>
          </table:table-cell>
          <table:table-cell table:formula="of:=RANDBETWEEN(1;45)" office:value-type="float" office:value="27">
            <text:p>27</text:p>
          </table:table-cell>
          <table:table-cell table:formula="of:=IF([.B47]=[.C47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Rodríguez Jiménez, Pedro Fernando</text:p>
          </table:table-cell>
          <table:table-cell table:formula="of:=RANDBETWEEN(1; 45)" office:value-type="float" office:value="24">
            <text:p>24</text:p>
          </table:table-cell>
          <table:table-cell table:formula="of:=RANDBETWEEN(1;45)" office:value-type="float" office:value="12">
            <text:p>12</text:p>
          </table:table-cell>
          <table:table-cell table:formula="of:=IF([.B48]=[.C4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osselló Chaves, Julià</text:p>
          </table:table-cell>
          <table:table-cell table:formula="of:=RANDBETWEEN(1; 45)" office:value-type="float" office:value="42">
            <text:p>42</text:p>
          </table:table-cell>
          <table:table-cell table:formula="of:=RANDBETWEEN(1;45)" office:value-type="float" office:value="30">
            <text:p>30</text:p>
          </table:table-cell>
          <table:table-cell table:formula="of:=IF([.B49]=[.C4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Seguí Vich, Marta</text:p>
          </table:table-cell>
          <table:table-cell table:formula="of:=RANDBETWEEN(1; 45)" office:value-type="float" office:value="7">
            <text:p>7</text:p>
          </table:table-cell>
          <table:table-cell table:formula="of:=RANDBETWEEN(1;45)" office:value-type="float" office:value="24">
            <text:p>24</text:p>
          </table:table-cell>
          <table:table-cell table:formula="of:=IF([.B50]=[.C5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Segura Ferragut, Antonio</text:p>
          </table:table-cell>
          <table:table-cell table:formula="of:=RANDBETWEEN(1; 45)" office:value-type="float" office:value="23">
            <text:p>23</text:p>
          </table:table-cell>
          <table:table-cell table:formula="of:=RANDBETWEEN(1;45)" office:value-type="float" office:value="43">
            <text:p>43</text:p>
          </table:table-cell>
          <table:table-cell table:formula="of:=IF([.B51]=[.C5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Sibole Cabot, Jaume Francesc</text:p>
          </table:table-cell>
          <table:table-cell table:formula="of:=RANDBETWEEN(1; 45)" office:value-type="float" office:value="21">
            <text:p>21</text:p>
          </table:table-cell>
          <table:table-cell table:formula="of:=RANDBETWEEN(1;45)" office:value-type="float" office:value="24">
            <text:p>24</text:p>
          </table:table-cell>
          <table:table-cell table:formula="of:=IF([.B52]=[.C5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Sojo Calvo, Jorge</text:p>
          </table:table-cell>
          <table:table-cell table:formula="of:=RANDBETWEEN(1; 45)" office:value-type="float" office:value="23">
            <text:p>23</text:p>
          </table:table-cell>
          <table:table-cell table:formula="of:=RANDBETWEEN(1;45)" office:value-type="float" office:value="26">
            <text:p>26</text:p>
          </table:table-cell>
          <table:table-cell table:formula="of:=IF([.B53]=[.C53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Vidal Llamas, Daniel</text:p>
          </table:table-cell>
          <table:table-cell table:formula="of:=RANDBETWEEN(1; 45)" office:value-type="float" office:value="11">
            <text:p>11</text:p>
          </table:table-cell>
          <table:table-cell table:formula="of:=RANDBETWEEN(1;45)" office:value-type="float" office:value="18">
            <text:p>18</text:p>
          </table:table-cell>
          <table:table-cell table:formula="of:=IF([.B54]=[.C5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Wankana Santizo, Sakuaku</text:p>
          </table:table-cell>
          <table:table-cell table:formula="of:=RANDBETWEEN(1; 45)" office:value-type="float" office:value="45">
            <text:p>45</text:p>
          </table:table-cell>
          <table:table-cell table:formula="of:=RANDBETWEEN(1;45)" office:value-type="float" office:value="9">
            <text:p>9</text:p>
          </table:table-cell>
          <table:table-cell table:formula="of:=IF([.B55]=[.C55]; &quot;Alerta!&quot;; &quot;&quot;)">
            <text:p/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09:2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3DT22H21M48S</meta:editing-duration>
    <dc:date>2012-05-08T09:28:13</dc:date>
    <meta:generator>OpenOffice.org/3.3$Unix OpenOffice.org_project/330m20$Build-9567</meta:generator>
    <meta:editing-cycles>3</meta:editing-cycles>
    <dc:creator>José Luis Lisani</dc:creator>
    <meta:document-statistic meta:table-count="1" meta:cell-count="19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